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6pt" style:text-underline-style="solid" style:text-underline-width="auto" style:text-underline-color="font-color" officeooo:rsid="00134570" officeooo:paragraph-rsid="00134570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2 AMC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6:57:07.948255456</meta:creation-date>
    <dc:date>2016-12-11T17:05:29.531699704</dc:date>
    <meta:editing-duration>PT8M23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5.1.4.2$Linux_X86_64 LibreOffice_project/10m0$Build-2</meta:generator>
  </office:meta>
</office:document-meta>
</file>